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Историяизменений" style:family="table">
      <style:table-properties style:width="16.51cm" fo:margin-left="0cm" fo:margin-right="-0.011cm" table:align="margins" style:writing-mode="lr-tb"/>
    </style:style>
    <style:style style:name="Историяизменений.A" style:family="table-column">
      <style:table-column-properties style:column-width="2.099cm" style:rel-column-width="8331*"/>
    </style:style>
    <style:style style:name="Историяизменений.B" style:family="table-column">
      <style:table-column-properties style:column-width="1.866cm" style:rel-column-width="7407*"/>
    </style:style>
    <style:style style:name="Историяизменений.C" style:family="table-column">
      <style:table-column-properties style:column-width="8.408cm" style:rel-column-width="33376*"/>
    </style:style>
    <style:style style:name="Историяизменений.D" style:family="table-column">
      <style:table-column-properties style:column-width="4.136cm" style:rel-column-width="16421*"/>
    </style:style>
    <style:style style:name="Историяизменений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Историяизменений.D1" style:family="table-cell">
      <style:table-cell-properties fo:background-color="#cccccc" fo:padding="0.097cm" fo:border="0.002cm solid #000000">
        <style:background-image/>
      </style:table-cell-properties>
    </style:style>
    <style:style style:name="Историяизменений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Историяизменений.B2" style:family="table-cell">
      <style:table-cell-properties fo:padding="0.097cm" fo:border-left="0.002cm solid #000000" fo:border-right="none" fo:border-top="none" fo:border-bottom="0.002cm solid #000000"/>
    </style:style>
    <style:style style:name="Историяизменений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Text">
      <style:paragraph-properties fo:text-align="start" style:justify-single-word="false" style:snap-to-layout-grid="false"/>
      <style:text-properties fo:font-size="12pt" style:font-size-asian="12pt" style:font-size-complex="12pt"/>
    </style:style>
    <style:style style:name="P4" style:family="paragraph" style:parent-style-name="Table_20_Text">
      <style:paragraph-properties style:snap-to-layout-grid="false"/>
      <style:text-properties fo:font-size="10pt" style:font-size-asian="10pt" style:font-size-complex="10pt"/>
    </style:style>
    <style:style style:name="P5" style:family="paragraph" style:parent-style-name="Table_20_Text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Table_20_Text">
      <style:text-properties officeooo:rsid="000253e0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fo:background-color="#cccccc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officeooo:paragraph-rsid="0005172c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officeooo:paragraph-rsid="000e8136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style:font-size-asian="14pt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officeooo:paragraph-rsid="0001e259" style:font-size-asian="14pt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officeooo:rsid="0001e259" officeooo:paragraph-rsid="0001e259" style:font-size-asian="14pt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.623cm" style:auto-text-indent="false">
        <style:tab-stops/>
      </style:paragraph-properties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.623cm" style:auto-text-indent="false">
        <style:tab-stops/>
      </style:paragraph-properties>
      <style:text-properties fo:color="#000000" fo:font-size="14pt" fo:font-style="normal" style:text-underline-style="none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.623cm" style:auto-text-indent="false">
        <style:tab-stops/>
      </style:paragraph-properties>
      <style:text-properties fo:color="#000000" fo:font-size="14pt" fo:font-style="normal" style:text-underline-style="none" officeooo:rsid="000054df" officeooo:paragraph-rsid="000054df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.623cm" style:auto-text-indent="false" fo:keep-with-next="always"/>
      <style:text-properties fo:font-size="14pt" officeooo:paragraph-rsid="000321b9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0.647cm" style:auto-text-indent="false">
        <style:tab-stops/>
      </style:paragraph-properties>
      <style:text-properties fo:font-size="14pt" fo:language="ru" fo:country="RU" style:font-size-asian="14pt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text-indent="0.647cm" style:auto-text-indent="false">
        <style:tab-stops/>
      </style:paragraph-properties>
      <style:text-properties fo:font-size="14pt" style:font-size-asian="12.25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647cm" fo:margin-right="0cm" fo:line-height="150%" fo:text-align="start" style:justify-single-word="false" fo:text-indent="0cm" style:auto-text-indent="false"/>
    </style:style>
    <style:style style:name="P2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officeooo:paragraph-rsid="000054df" style:font-size-asian="12pt" style:font-size-complex="12pt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officeooo:paragraph-rsid="0009343a" style:font-size-asian="12pt" style:font-size-complex="12pt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officeooo:paragraph-rsid="0009cf38" style:font-size-asian="12pt" style:font-size-complex="12pt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fo:language="ru" fo:country="RU" style:font-size-asian="12pt" style:font-size-complex="12pt" style:language-complex="ar" style:country-complex="SA"/>
    </style:style>
    <style:style style:name="P30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31" style:family="paragraph" style:parent-style-name="Standard" style:list-style-name="L2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officeooo:rsid="00103a26" officeooo:paragraph-rsid="00103a26" style:font-size-asian="14pt" style:font-size-complex="14pt"/>
    </style:style>
    <style:style style:name="P33" style:family="paragraph" style:parent-style-name="Standard" style:list-style-name="L4">
      <style:paragraph-properties fo:margin-left="0cm" fo:margin-right="0cm" fo:line-height="150%" fo:text-align="justify" style:justify-single-word="false" fo:text-indent="0.623cm" style:auto-text-indent="false"/>
      <style:text-properties fo:font-size="14pt" officeooo:paragraph-rsid="000eb343" style:font-size-asian="14pt" style:font-size-complex="14pt"/>
    </style:style>
    <style:style style:name="P34" style:family="paragraph" style:parent-style-name="Standard" style:list-style-name="L4">
      <style:paragraph-properties fo:margin-left="0cm" fo:margin-right="0cm" fo:line-height="150%" fo:text-align="justify" style:justify-single-word="false" fo:text-indent="0.623cm" style:auto-text-indent="false"/>
      <style:text-properties fo:font-size="14pt" officeooo:paragraph-rsid="00103a26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officeooo:paragraph-rsid="000eb343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officeooo:paragraph-rsid="00174e8b" style:font-size-asian="14pt" style:font-size-complex="14pt"/>
    </style:style>
    <style:style style:name="P37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fo:font-size="14pt" officeooo:rsid="001068da" officeooo:paragraph-rsid="001068da" style:font-size-asian="14pt" style:font-size-complex="14pt"/>
    </style:style>
    <style:style style:name="P38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fo:font-size="14pt" officeooo:rsid="001214a8" officeooo:paragraph-rsid="001214a8" style:font-size-asian="14pt" style:font-size-complex="14pt"/>
    </style:style>
    <style:style style:name="P39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</style:style>
    <style:style style:name="P40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officeooo:paragraph-rsid="001214a8"/>
    </style:style>
    <style:style style:name="P41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officeooo:paragraph-rsid="0012f0a4"/>
    </style:style>
    <style:style style:name="P42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officeooo:paragraph-rsid="0014bdc1"/>
    </style:style>
    <style:style style:name="P43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officeooo:paragraph-rsid="00153f8b"/>
    </style:style>
    <style:style style:name="P44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officeooo:paragraph-rsid="0015c20e"/>
    </style:style>
    <style:style style:name="P45" style:family="paragraph" style:parent-style-name="Heading_20_1" style:list-style-name="WW8Num2">
      <style:paragraph-properties fo:margin-left="0.635cm" fo:margin-right="0cm" fo:text-indent="-0.635cm" style:auto-text-indent="false" fo:break-before="page"/>
    </style:style>
    <style:style style:name="P46" style:family="paragraph" style:parent-style-name="Heading_20_1" style:list-style-name="WW8Num2">
      <style:paragraph-properties fo:margin-left="0.635cm" fo:margin-right="0cm" fo:text-indent="-0.635cm" style:auto-text-indent="false"/>
    </style:style>
    <style:style style:name="P47" style:family="paragraph" style:parent-style-name="Heading_20_1" style:list-style-name="WW8Num2">
      <style:paragraph-properties fo:margin-left="0.635cm" fo:margin-right="0cm" fo:line-height="150%" fo:text-align="justify" style:justify-single-word="false" fo:text-indent="-0.635cm" style:auto-text-indent="false"/>
    </style:style>
    <style:style style:name="P48" style:family="paragraph" style:parent-style-name="Heading_20_1" style:list-style-name="WW8Num2">
      <style:paragraph-properties fo:margin-left="0.635cm" fo:margin-right="0cm" fo:line-height="150%" fo:text-align="justify" style:justify-single-word="false" fo:text-indent="-0.635cm" style:auto-text-indent="false"/>
      <style:text-properties fo:font-size="14pt" officeooo:rsid="000321b9" officeooo:paragraph-rsid="000321b9" style:font-size-asian="14pt" style:font-size-complex="14pt"/>
    </style:style>
    <style:style style:name="P49" style:family="paragraph" style:parent-style-name="Table_20_Text">
      <style:text-properties officeooo:paragraph-rsid="0015c20e"/>
    </style:style>
    <style:style style:name="P50" style:family="paragraph" style:parent-style-name="Heading_20_2" style:list-style-name="WW8Num2">
      <style:text-properties officeooo:paragraph-rsid="0009cf38"/>
    </style:style>
    <style:style style:name="P51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ru" fo:country="RU" style:language-complex="ar" style:country-complex="SA"/>
    </style:style>
    <style:style style:name="P52" style:family="paragraph" style:parent-style-name="Contents_20_Heading" style:master-page-name="Standard">
      <style:paragraph-properties style:page-number="auto"/>
    </style:style>
    <style:style style:name="P5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000000" fo:font-size="14pt" fo:font-style="italic" style:text-underline-style="none" style:font-size-asian="14pt" style:font-style-asian="italic" style:font-size-complex="14pt" style:font-style-complex="italic"/>
    </style:style>
    <style:style style:name="T5" style:family="text">
      <style:text-properties fo:color="#000000" fo:font-size="14pt" fo:font-style="italic" style:text-underline-style="none" style:font-size-asian="12.25pt" style:font-style-asian="italic" style:font-size-complex="14pt" style:font-style-complex="italic"/>
    </style:style>
    <style:style style:name="T6" style:family="text">
      <style:text-properties fo:color="#000000" fo:font-size="14pt" style:text-underline-style="none" style:font-size-asian="14pt" style:font-size-complex="14pt"/>
    </style:style>
    <style:style style:name="T7" style:family="text">
      <style:text-properties fo:color="#000000" fo:font-size="14pt" fo:language="ru" fo:country="RU" style:text-underline-style="none" style:font-size-asian="14pt" style:font-size-complex="14pt"/>
    </style:style>
    <style:style style:name="T8" style:family="text">
      <style:text-properties fo:color="#000000" fo:font-size="14pt" fo:language="ru" fo:country="RU" style:text-underline-style="none" style:font-size-asian="14pt" style:font-size-complex="14pt" style:language-complex="ar" style:country-complex="SA"/>
    </style:style>
    <style:style style:name="T9" style:family="text">
      <style:text-properties fo:color="#000000" fo:font-size="14pt" fo:language="en" fo:country="US" style:text-underline-style="none" style:font-size-asian="14pt" style:font-size-complex="14pt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style:text-underline-style="none" officeooo:rsid="000321b9"/>
    </style:style>
    <style:style style:name="T12" style:family="text">
      <style:text-properties fo:color="#000000" style:text-underline-style="none" officeooo:rsid="0005172c"/>
    </style:style>
    <style:style style:name="T13" style:family="text">
      <style:text-properties fo:color="#000000" style:text-underline-style="none" officeooo:rsid="00069e98"/>
    </style:style>
    <style:style style:name="T14" style:family="text">
      <style:text-properties fo:color="#000000" style:text-underline-style="none" officeooo:rsid="0006bd09"/>
    </style:style>
    <style:style style:name="T15" style:family="text">
      <style:text-properties fo:color="#000000" style:text-underline-style="none" officeooo:rsid="0009cf38"/>
    </style:style>
    <style:style style:name="T16" style:family="text">
      <style:text-properties fo:color="#000000" style:text-underline-style="none" officeooo:rsid="000a99e7"/>
    </style:style>
    <style:style style:name="T17" style:family="text">
      <style:text-properties fo:color="#000000" style:text-underline-style="none" officeooo:rsid="000bb3f4"/>
    </style:style>
    <style:style style:name="T18" style:family="text">
      <style:text-properties fo:color="#000000" style:text-underline-style="none" officeooo:rsid="000d6528"/>
    </style:style>
    <style:style style:name="T19" style:family="text">
      <style:text-properties fo:color="#000000" style:text-underline-style="none" officeooo:rsid="000e8136"/>
    </style:style>
    <style:style style:name="T20" style:family="text">
      <style:text-properties fo:color="#000000" style:text-underline-style="none" officeooo:rsid="000eb343"/>
    </style:style>
    <style:style style:name="T21" style:family="text">
      <style:text-properties fo:color="#000000" style:text-underline-style="none" officeooo:rsid="00103a26"/>
    </style:style>
    <style:style style:name="T22" style:family="text">
      <style:text-properties fo:color="#000000" style:text-underline-style="none" officeooo:rsid="00161b96"/>
    </style:style>
    <style:style style:name="T23" style:family="text">
      <style:text-properties fo:color="#000000" style:text-underline-style="none" officeooo:rsid="00174e8b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text-underline-style="none" style:font-size-asian="14pt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1214a8" style:font-size-asian="14pt" style:font-size-complex="14pt"/>
    </style:style>
    <style:style style:name="T29" style:family="text">
      <style:text-properties fo:font-size="14pt" officeooo:rsid="001068da" style:font-size-asian="14pt" style:font-size-complex="14pt"/>
    </style:style>
    <style:style style:name="T30" style:family="text">
      <style:text-properties fo:font-size="14pt" officeooo:rsid="0012f0a4" style:font-size-asian="14pt" style:font-size-complex="14pt"/>
    </style:style>
    <style:style style:name="T31" style:family="text">
      <style:text-properties fo:font-size="14pt" officeooo:rsid="0014bdc1" style:font-size-asian="14pt" style:font-size-complex="14pt"/>
    </style:style>
    <style:style style:name="T32" style:family="text">
      <style:text-properties fo:font-size="14pt" officeooo:rsid="00153f8b" style:font-size-asian="14pt" style:font-size-complex="14pt"/>
    </style:style>
    <style:style style:name="T33" style:family="text">
      <style:text-properties fo:font-size="14pt" officeooo:rsid="0015c20e" style:font-size-asian="14pt" style:font-size-complex="14pt"/>
    </style:style>
    <style:style style:name="T34" style:family="text"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35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6" style:family="text">
      <style:text-properties fo:font-size="14pt" fo:font-style="italic" style:font-size-asian="14pt" style:font-style-asian="italic" style:font-size-complex="14pt" style:font-style-complex="italic"/>
    </style:style>
    <style:style style:name="T37" style:family="text">
      <style:text-properties fo:font-size="14pt" fo:font-style="italic" style:font-size-asian="12.25pt" style:font-style-asian="italic" style:font-size-complex="14pt" style:font-style-complex="italic"/>
    </style:style>
    <style:style style:name="T38" style:family="text">
      <style:text-properties fo:language="ru" fo:country="RU"/>
    </style:style>
    <style:style style:name="T39" style:family="text">
      <style:text-properties fo:language="ru" fo:country="RU" style:language-complex="ar" style:country-complex="SA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0253e0" style:font-size-asian="10pt" style:font-size-complex="10pt"/>
    </style:style>
    <style:style style:name="T42" style:family="text">
      <style:text-properties fo:font-size="10pt" officeooo:rsid="000054df" style:font-size-asian="10pt" style:font-size-complex="10pt"/>
    </style:style>
    <style:style style:name="T43" style:family="text">
      <style:text-properties fo:font-size="10pt" officeooo:rsid="0015c20e" style:font-size-asian="10pt" style:font-size-complex="10pt"/>
    </style:style>
    <style:style style:name="T44" style:family="text">
      <style:text-properties officeooo:rsid="000054df"/>
    </style:style>
    <style:style style:name="T45" style:family="text">
      <style:text-properties officeooo:rsid="0001e259"/>
    </style:style>
    <style:style style:name="T46" style:family="text">
      <style:text-properties officeooo:rsid="000253e0"/>
    </style:style>
    <style:style style:name="T47" style:family="text">
      <style:text-properties officeooo:rsid="0009343a"/>
    </style:style>
    <style:style style:name="T48" style:family="text">
      <style:text-properties officeooo:rsid="0009cf38"/>
    </style:style>
    <style:style style:name="T49" style:family="text">
      <style:text-properties style:language-complex="ar" style:country-complex="SA"/>
    </style:style>
    <style:style style:name="T50" style:family="text">
      <style:text-properties officeooo:rsid="0012f0a4"/>
    </style:style>
    <style:style style:name="T51" style:family="text">
      <style:text-properties officeooo:rsid="00153f8b"/>
    </style:style>
    <style:style style:name="T52" style:family="text">
      <style:text-properties officeooo:rsid="0015c20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Оглавление</text:p>
      <text:p text:style-name="P25">История изменений <text:tab/>1</text:p>
      <text:p text:style-name="P25">Назначение документа<text:tab/>2</text:p>
      <text:p text:style-name="P25">1. Установка OpenSSO<text:tab/>3</text:p>
      <text:p text:style-name="P25">1.1. Настройки интерфейса страницы Login.jsp<text:tab/>3</text:p>
      <text:p text:style-name="P25">2. Дополнительная настройка приложения OpenSSO<text:tab/>3</text:p>
      <text:p text:style-name="P25">2.1 <text:span text:style-name="T39">Добавление групп<text:tab/>4</text:span></text:p>
      <text:p text:style-name="P29">2.2. <text:bookmark-start text:name="DDE_LINK52"/>Добавление<text:bookmark-end text:name="DDE_LINK52"/> пользователей<text:tab/>4</text:p>
      <text:p text:style-name="P29">2.3. <text:bookmark-start text:name="DDE_LINK511"/>Добавление<text:bookmark-end text:name="DDE_LINK511"/> правил для входа в приложение FlexPay<text:tab/>4</text:p>
      <text:p text:style-name="P25"><text:span text:style-name="T39">3. </text:span><text:bookmark-start text:name="DDE_LINK41"/><text:span text:style-name="T39">Дополнительная настройка приложения</text:span><text:bookmark-end text:name="DDE_LINK41"/><text:span text:style-name="T39"> FlexPay<text:tab/>5</text:span></text:p>
      <text:p text:style-name="P26">4. <text:span text:style-name="T39">Особенности настройки приложения с прокси</text:span><text:tab/>6</text:p>
      <text:p text:style-name="P26"><text:bookmark-start text:name="__DdeLink__562_1308986466"/><text:span text:style-name="T44">5. Правила написания ldap скриптов</text:span><text:bookmark-end text:name="__DdeLink__562_1308986466"/><text:span text:style-name="T44">............................................................................................7</text:span></text:p>
      <text:p text:style-name="P27"><text:bookmark-start text:name="__DdeLink__562_13089864661"/><text:span text:style-name="T44">5.</text:span><text:span text:style-name="T47">1</text:span><text:span text:style-name="T48">.</text:span><text:span text:style-name="T44"> </text:span><text:span text:style-name="T47">Скрипт</text:span><text:span text:style-name="T48">ы</text:span><text:span text:style-name="T44"> </text:span><text:bookmark-end text:name="__DdeLink__562_13089864661"/><text:span text:style-name="T48">инициализации..............</text:span><text:span text:style-name="T44">..........................................................................................</text:span><text:span text:style-name="T48">8</text:span></text:p>
      <text:p text:style-name="P28"><text:bookmark-start text:name="__DdeLink__562_13089864662"/><text:span text:style-name="T44">5.</text:span><text:span text:style-name="T48">2.</text:span><text:span text:style-name="T44"> </text:span><text:bookmark-end text:name="__DdeLink__562_13089864662"/><text:span text:style-name="T48">Скрипты обновления..................</text:span><text:span text:style-name="T44">............................................................................................</text:span><text:span text:style-name="T48">8</text:span></text:p>
      <text:p text:style-name="P7"/>
      <text:h text:style-name="Heading_20_1" text:outline-level="1">История изменений </text:h>
      <table:table table:name="Историяизменений" table:style-name="Историяизменений">
        <table:table-column table:style-name="Историяизменений.A"/>
        <table:table-column table:style-name="Историяизменений.B"/>
        <table:table-column table:style-name="Историяизменений.C"/>
        <table:table-column table:style-name="Историяизменений.D"/>
        <table:table-row>
          <table:table-cell table:style-name="Историяизменений.A1" office:value-type="string">
            <text:p text:style-name="P8">Дата</text:p>
          </table:table-cell>
          <table:table-cell table:style-name="Историяизменений.A1" office:value-type="string">
            <text:p text:style-name="P8">Версия</text:p>
          </table:table-cell>
          <table:table-cell table:style-name="Историяизменений.A1" office:value-type="string">
            <text:p text:style-name="P8">Комментарии</text:p>
          </table:table-cell>
          <table:table-cell table:style-name="Историяизменений.D1" office:value-type="string">
            <text:p text:style-name="P8">Автор</text:p>
          </table:table-cell>
        </table:table-row>
        <table:table-row>
          <table:table-cell table:style-name="Историяизменений.A2" office:value-type="date" office:date-value="2009-06-22">
            <text:p text:style-name="P4">22.06.09</text:p>
          </table:table-cell>
          <table:table-cell table:style-name="Историяизменений.B2" office:value-type="string">
            <text:p text:style-name="P5">1.0.<text:span text:style-name="T1">1</text:span></text:p>
          </table:table-cell>
          <table:table-cell table:style-name="Историяизменений.B2" office:value-type="string">
            <text:p text:style-name="P3">Первоначальная версия.</text:p>
          </table:table-cell>
          <table:table-cell table:style-name="Историяизменений.D2" office:value-type="string">
            <text:p text:style-name="P3">Скнарь Павел</text:p>
          </table:table-cell>
        </table:table-row>
        <table:table-row>
          <table:table-cell table:style-name="Историяизменений.A2" office:value-type="date" office:date-value="2009-07-14">
            <text:p text:style-name="Table_20_Text">14.07.09</text:p>
          </table:table-cell>
          <table:table-cell table:style-name="Историяизменений.B2" office:value-type="string">
            <text:p text:style-name="Table_20_Text">2.0.0</text:p>
          </table:table-cell>
          <table:table-cell table:style-name="Историяизменений.B2" office:value-type="string">
            <text:p text:style-name="Table_20_Text">Внесение изменений в структуру документа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6">
            <text:p text:style-name="Table_20_Text">06.08.09</text:p>
          </table:table-cell>
          <table:table-cell table:style-name="Историяизменений.B2" office:value-type="string">
            <text:p text:style-name="Table_20_Text">2.0.1</text:p>
          </table:table-cell>
          <table:table-cell table:style-name="Историяизменений.B2" office:value-type="string">
            <text:p text:style-name="Table_20_Text">Добавлена новая глава «1.1. Настройки интерфейса страницы Login.jsp»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7">
            <text:p text:style-name="Table_20_Text">07.08.09</text:p>
          </table:table-cell>
          <table:table-cell table:style-name="Историяизменений.B2" office:value-type="string">
            <text:p text:style-name="Table_20_Text">2.0.2</text:p>
          </table:table-cell>
          <table:table-cell table:style-name="Историяизменений.B2" office:value-type="string">
            <text:p text:style-name="Table_20_Text">В главу «2. Дополнительная настройка приложения OpenSSO» внесено описание настройки способа кодирования cookie. 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7">
            <text:p text:style-name="Table_20_Text">07.08.09</text:p>
          </table:table-cell>
          <table:table-cell table:style-name="Историяизменений.B2" office:value-type="string">
            <text:p text:style-name="Table_20_Text">2.0.3</text:p>
          </table:table-cell>
          <table:table-cell table:style-name="Историяизменений.B2" office:value-type="string">
            <text:p text:style-name="Table_20_Text">Добавлена новая глава «4. <text:span text:style-name="T40">Особенности</text:span><text:bookmark-start text:name="DDE_LINK421"/><text:span text:style-name="T40"> настройки приложения с прокси</text:span><text:bookmark-end text:name="DDE_LINK421"/><text:span text:style-name="T40">»</text:span>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11-02">
            <text:p text:style-name="Table_20_Text">02.11.09</text:p>
          </table:table-cell>
          <table:table-cell table:style-name="Историяизменений.B2" office:value-type="string">
            <text:p text:style-name="Table_20_Text">2.0.4</text:p>
          </table:table-cell>
          <table:table-cell table:style-name="Историяизменений.B2" office:value-type="string">
            <text:p text:style-name="Table_20_Text">Настройка логотипа в главе 1.1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11-11">
            <text:p text:style-name="Table_20_Text">11.11.09</text:p>
          </table:table-cell>
          <table:table-cell table:style-name="Историяизменений.B2" office:value-type="string">
            <text:p text:style-name="Table_20_Text">2.0.5</text:p>
          </table:table-cell>
          <table:table-cell table:style-name="Историяизменений.B2" office:value-type="string">
            <text:p text:style-name="Table_20_Text">Изменения в настройке правил входа в главе 2.3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10-12-06">
            <text:p text:style-name="P6">06.12.10</text:p>
          </table:table-cell>
          <table:table-cell table:style-name="Историяизменений.B2" office:value-type="string">
            <text:p text:style-name="P6">3.0.0</text:p>
          </table:table-cell>
          <table:table-cell table:style-name="Историяизменений.B2" office:value-type="string">
            <text:p text:style-name="P49"><text:span text:style-name="T46">Изменения в настройке приложения, пользователя, групп в главе 2. </text:span><text:span text:style-name="T52">Изменена глава 3 с учетом использования скриптов groovy при сборке приложения.</text:span><text:span text:style-name="T46"> </text:span></text:p>
            <text:p text:style-name="P49"><text:span text:style-name="T46">Добавлена новая глава</text:span><text:span text:style-name="T41"> «</text:span><text:span text:style-name="T42">5. Правила написания ldap скриптов»</text:span><text:span text:style-name="T43">.</text:span></text:p>
          </table:table-cell>
          <table:table-cell table:style-name="Историяизменений.D2" office:value-type="string">
            <text:p text:style-name="P6">Скнарь Павел</text:p>
          </table:table-cell>
        </table:table-row>
        <table:table-row>
          <table:table-cell table:style-name="Историяизменений.B2" office:value-type="string">
            <text:p text:style-name="Table_20_Text"/>
          </table:table-cell>
          <table:table-cell table:style-name="Историяизменений.B2" office:value-type="string">
            <text:p text:style-name="Table_20_Text"/>
          </table:table-cell>
          <table:table-cell table:style-name="Историяизменений.B2" office:value-type="string">
            <text:p text:style-name="Table_20_Text"/>
          </table:table-cell>
          <table:table-cell table:style-name="Историяизменений.D2" office:value-type="string">
            <text:p text:style-name="Table_20_Text"/>
          </table:table-cell>
        </table:table-row>
        <table:table-row>
          <table:table-cell table:style-name="Историяизменений.B2" office:value-type="string">
            <text:p text:style-name="Table_20_Text"/>
          </table:table-cell>
          <table:table-cell table:style-name="Историяизменений.B2" office:value-type="string">
            <text:p text:style-name="Table_20_Text"/>
          </table:table-cell>
          <table:table-cell table:style-name="Историяизменений.B2" office:value-type="string">
            <text:p text:style-name="Table_20_Text"/>
          </table:table-cell>
          <table:table-cell table:style-name="Историяизменений.D2" office:value-type="string">
            <text:p text:style-name="Table_20_Text"/>
          </table:table-cell>
        </table:table-row>
      </table:table>
      <text:p text:style-name="Text_20_body"/>
      <text:h text:style-name="Heading_20_1" text:outline-level="1"><text:soft-page-break/>Назначение документа</text:h>
      <text:p text:style-name="P16"><text:span text:style-name="Internet_20_link"><text:span text:style-name="T8">Документ предназначен для описания процесса интеграции в систему Flexpay системы логирования OpenSSO</text:span></text:span><text:span text:style-name="Internet_20_link"><text:span text:style-name="T7">. В документе описан процесс инсталяции OpenSSO, а так же необходимые правки в Flexpay перед сборкой приложения.</text:span></text:span></text:p>
      <text:list xml:id="list110011497" text:style-name="WW8Num2">
        <text:list-item>
          <text:h text:style-name="P45" text:outline-level="1">Установка OpenSSO</text:h>
        </text:list-item>
      </text:list>
      <text:p text:style-name="P16"><text:span text:style-name="T27">Дистрибутив OpenSSO доступен по адресу: </text:span><text:a xlink:type="simple" xlink:href="https://opensso.dev.java.net/public/use/index.html"><text:span text:style-name="Internet_20_link"><text:span text:style-name="T27">https://opensso.dev.java.net/public/use/index.html</text:span></text:span></text:a></text:p>
      <text:p text:style-name="P16"><text:span text:style-name="Internet_20_link"><text:span text:style-name="T6">Установка и настройка подробно описаны в документе доступном по адресу:</text:span></text:span></text:p>
      <text:p text:style-name="P16"><text:a xlink:type="simple" xlink:href="http://developers.sun.com/identity/reference/techart/opensso-glassfish.html"><text:span text:style-name="Internet_20_link"><text:span text:style-name="T27">http://developers.sun.com/identity/reference/techart/opensso-glassfish.html</text:span></text:span></text:a></text:p>
      <text:p text:style-name="P16"><text:span text:style-name="Internet_20_link"><text:span text:style-name="T6">Следует отметить, что хост приложения должен быть как минимум доменом второго уровня, т.е. содержать не менее двух точек (например, opensso.flexpay.org). Сервер приложения OpenSSO и сервер приложения FlexPay должны иметь общий суффикс, содержащий не менее двух точек (например, .flexpay.org). Пример правильной настройки хостов: opensso.flexpay.org, dev.flexpay.org.</text:span></text:span></text:p>
      <text:list xml:id="list1183718532" text:continue-numbering="true" text:style-name="WW8Num2">
        <text:list-item>
          <text:list>
            <text:list-item>
              <text:h text:style-name="P51" text:outline-level="2">Настройка интерфейса страницы Login.jsp</text:h>
            </text:list-item>
          </text:list>
        </text:list-item>
      </text:list>
      <text:p text:style-name="P21">Подробная инструкция по настройке приведена на странице <text:a xlink:type="simple" xlink:href="http://wikis.sun.com/display/OpenSSO/Localizing+the+Sun+OpenSSO+Enterprise+8.0+Login+Page">http://wikis.sun.com/display/OpenSSO/Localizing+the+Sun+OpenSSO+Enterprise+8.0+Login+Page</text:a>, но не следует создавать отдельный realm. Необходимо из папки проекта flexpay/common/etc/openSSO/default перенести файлы в папку сервера default. Для поддержки русской локали создается копия из default: cp -r default default_ru. В эту директорию переносятся файлы из flexpay/common/etc/openSSO/default_ru: DataStore.xml, Login.jsp.</text:p>
      <text:p text:style-name="P21">Для настройки имен кнопок в русской локали необходимо файл flexpay/common/etc/openSSO/default_ru/amAuthUI_ru.properties перенести в {Директория инсталляции приложения OpenSSO}/WEB-INF/classes.</text:p>
      <text:p text:style-name="P21">Для настройки логотипа скопируйте файл flexpay/common/web/resources/common/img/logo.gif в {Директория инсталляции приложения OpenSSO}//images.</text:p>
      <text:p text:style-name="P21">Выполнить рестарт сервера приложений. </text:p>
      <text:list xml:id="list1436280569" text:continue-numbering="true" text:style-name="WW8Num2">
        <text:list-item>
          <text:h text:style-name="P46" text:outline-level="1"><text:soft-page-break/>Дополнительная настройка приложения OpenSSO</text:h>
        </text:list-item>
      </text:list>
      <text:p text:style-name="P22">Проверьте, что кодирование доменных cookie отключено:</text:p>
      <text:p text:style-name="P17"><text:span text:style-name="T35">Configuration → </text:span><text:span text:style-name="T25">Servers and Sites</text:span><text:span text:style-name="T36"> → Servers</text:span><text:span text:style-name="T37">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5">Security → Encoding Cookie <text:tab/>Value</text:span></text:a></text:p>
      <text:p text:style-name="P18">Если значение установлено в true, то на вкладке Advanced, добавте новую Advanced Properties: Property Name=com.iplanet.am.cookie.encode, Property Value=false.</text:p>
      <text:p text:style-name="P18">Перезапустите сервер приложений OpenSSO.</text:p>
      <text:p text:style-name="P19">Для первоначальной настройки выполните команду «ant имя_модуля.ldap.init».</text:p>
      <text:list xml:id="list68789511" text:continue-numbering="true" text:style-name="WW8Num2">
        <text:list-item>
          <text:list>
            <text:list-item>
              <text:h text:style-name="P51" text:outline-level="2"><text:bookmark-start text:name="DDE_LINK13"/>Добавление групп<text:bookmark-end text:name="DDE_LINK13"/></text:h>
            </text:list-item>
          </text:list>
        </text:list-item>
      </text:list>
      <text:p text:style-name="P9"><text:span text:style-name="T44">При добавлении роли в приложение следует создавать скрипты обновления для ldap. </text:span><text:span text:style-name="T45">Правила создания описаны в главе 5.</text:span></text:p>
      <text:list xml:id="list1221255559" text:continue-numbering="true" text:style-name="WW8Num2">
        <text:list-item>
          <text:list>
            <text:list-item>
              <text:h text:style-name="P51" text:outline-level="2"><text:bookmark-start text:name="DDE_LINK5"/>Добавление<text:bookmark-end text:name="DDE_LINK5"/> пользователей</text:h>
            </text:list-item>
          </text:list>
        </text:list-item>
      </text:list>
      <text:p text:style-name="P9">Зайти под администратором в приложение (amAdmin) и перейти на страницу настройки пользователей:</text:p>
      <text:p text:style-name="P16"><text:span text:style-name="T35">Access Control → Realms </text:span><text:span text:style-name="T36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User</text:span></text:a></text:p>
      <text:p text:style-name="P13">Добавить пользователя. Созданного пользователя открыть на редактирование и добавить ему группы в соответствии с его привилегиями (FULL_ACCESS, EIRC_FULL_ACCESS, VIEW_ONLY и т.п.), описание можно найти в sun-web.xml. <text:span text:style-name="T45">Для данного пользователя выполнить команду «ant имя_модуля.ldap.set.flexpay.user -Dldap.login='логин_пользователя'».</text:span></text:p>
      <text:p text:style-name="P14">Можно добавить пользователя с помощью административного интерфейса приложения FlexPay — меню «Список пользователей».</text:p>
      <text:list xml:id="list530137853" text:continue-numbering="true" text:style-name="WW8Num2">
        <text:list-item>
          <text:list>
            <text:list-item>
              <text:h text:style-name="P51" text:outline-level="2"><text:bookmark-start text:name="DDE_LINK15"/><text:bookmark-start text:name="DDE_LINK51"/>Добавление<text:bookmark-end text:name="DDE_LINK51"/> правил для входа в приложение FlexPay<text:bookmark-end text:name="DDE_LINK15"/></text:h>
            </text:list-item>
          </text:list>
        </text:list-item>
      </text:list>
      <text:p text:style-name="P12">Зайти под администратором в приложение (amAdmin) и перейти на страницу настройки правил:</text:p>
      <text:p text:style-name="P9"><text:span text:style-name="T2">Access Control → Realms </text:span><text:span text:style-name="T3">/ (Top Level Realm) → </text:span><text:span text:style-name="T24">Policies</text:span><text:span text:style-name="T3"> → New Policy</text:span></text:p>
      <text:p text:style-name="P12"><text:soft-page-break/><text:span text:style-name="T26">1) В части “</text:span>General<text:span text:style-name="T26">” проставляется имя.</text:span></text:p>
      <text:p text:style-name="P15">2) В части “Rules” создается новое правило “URL Policy Agent (with resource name)” с параметрами:</text:p>
      <text:list xml:id="list929471804" text:style-name="L1">
        <text:list-item>
          <text:p text:style-name="P30">“Name” – имя правила.</text:p>
        </text:list-item>
        <text:list-item>
          <text:p text:style-name="P39"><text:span text:style-name="T34">“Resource Name”. Это URL приложения FlexPay вида http://host:port/context_name/*, например <text:s/></text:span><text:a xlink:type="simple" xlink:href="http://opensso.flexpay.complitex:8080/ab/"><text:span text:style-name="T34">http://opensso.flexpay.complitex:8080/ab/</text:span></text:a><text:span text:style-name="T34">*</text:span></text:p>
        </text:list-item>
      </text:list>
      <text:list xml:id="list1071270919" text:style-name="L2">
        <text:list-item>
          <text:p text:style-name="P31">В части “Actions” проставляются флажки рядом с GET и POST. В колонке “Value” выставить Deny.</text:p>
        </text:list-item>
      </text:list>
      <text:p text:style-name="P15">3) В части “Subjects” создается новое правило “OpenSSO Identity Subject”:</text:p>
      <text:list xml:id="list1106499002" text:continue-list="list929471804" text:style-name="L1">
        <text:list-item>
          <text:p text:style-name="P30">“Name” – имя правила.</text:p>
        </text:list-item>
        <text:list-item>
          <text:p text:style-name="P30">“Exclusive” – проставляется галочка.<text:tab/></text:p>
        </text:list-item>
        <text:list-item>
          <text:p text:style-name="P30">“Selected” – пользователи которым будет разрешен доступ в приложение. Для добавления пользователей применить фильтр “User”, и из списка “Available” перенести имена в искомую колонку.</text:p>
        </text:list-item>
      </text:list>
      <text:p text:style-name="P9">Не забыть нажать кнопки “Save” везде где они существуют.</text:p>
      <text:list xml:id="list1655484840" text:continue-list="list530137853" text:style-name="WW8Num2">
        <text:list-item>
          <text:h text:style-name="P46" text:outline-level="1"><text:bookmark-start text:name="__DdeLink__815_1344288778"/><text:bookmark-start text:name="DDE_LINK4"/>Дополнительная настройка приложения<text:bookmark-end text:name="DDE_LINK4"/> FlexPay<text:bookmark-end text:name="__DdeLink__815_1344288778"/></text:h>
        </text:list-item>
      </text:list>
      <text:p text:style-name="P32">Для сборки приложения выполнить команду «ant имя_модуля.war -Dtarget.db.name=имя_схемы_базы данных». После компиляции исходных файлов будет задано ряд вопросов.</text:p>
      <text:list xml:id="list1716640718" text:style-name="L3">
        <text:list-item>
          <text:list>
            <text:list-item>
              <text:p text:style-name="P37">Users data storage type, db or ldap — выставить ldap.</text:p>
            </text:list-item>
            <text:list-item>
              <text:p text:style-name="P37">Whether to use OpenSSO for users authentication, (true/false) — true.</text:p>
            </text:list-item>
            <text:list-item>
              <text:p text:style-name="P40"><text:span text:style-name="T29">OpenSSO login url — http://«OpenSSO_хост»:</text:span><text:span text:style-name="T28">«OpenSSO_порт»</text:span><text:span text:style-name="T29">/opensso/UI/Login.</text:span></text:p>
            </text:list-item>
            <text:list-item>
              <text:p text:style-name="P37">Output directory where the OpenSSO debug files will be created — директория для логов клиента OpenSSO (/tmp/openssoclient).</text:p>
            </text:list-item>
            <text:list-item>
              <text:p text:style-name="P40"><text:span text:style-name="T28">OpenSSO naming url — http://</text:span><text:span text:style-name="T29">«OpenSSO_хост»</text:span><text:span text:style-name="T28">:«OpenSSO_порт»/opensso/namingservice.</text:span></text:p>
            </text:list-item>
            <text:list-item>
              <text:p text:style-name="P38"><text:soft-page-break/>OpenSSO user name having permissions to read security attributes — логин администратора (amadmin).</text:p>
            </text:list-item>
            <text:list-item>
              <text:p text:style-name="P38">OpenSSO user password — пароль администратора.</text:p>
            </text:list-item>
            <text:list-item>
              <text:p text:style-name="P38">OpenSSO server protocol — http.</text:p>
            </text:list-item>
            <text:list-item>
              <text:p text:style-name="P40"><text:span text:style-name="T28">OpenSSO server host — </text:span><text:span text:style-name="T29">«OpenSSO_хост».</text:span></text:p>
            </text:list-item>
            <text:list-item>
              <text:p text:style-name="P38">OpenSSO server port — «OpenSSO_порт» <text:span text:style-name="T50">(8080)</text:span>.</text:p>
            </text:list-item>
            <text:list-item>
              <text:p text:style-name="P38">OpenSSO server context path — opensso.</text:p>
            </text:list-item>
            <text:list-item>
              <text:p text:style-name="P38">Whether cookie is encoded by OpenSSO server or not — кодировка куки в BASE64. Должно совпадать с настройкой приложения OpenSSO (true/false).</text:p>
            </text:list-item>
            <text:list-item>
              <text:p text:style-name="P41"><text:span text:style-name="T28">URL for WSPRedirectHandlerServlet to handle Liberty WSF WSP-resource owner interactions based on user agent redirects. This should be running in the same JVM where Liberty SP is running — http://«OpenSSO_хост»:«OpenSSO_порт»/opensso/WSPRedirectHandler.</text:span></text:p>
            </text:list-item>
            <text:list-item>
              <text:p text:style-name="P42"><text:span text:style-name="T30">Login URL for WSS Liberty use cases </text:span><text:span text:style-name="T29">— http://«OpenSSO_хост»:</text:span><text:span text:style-name="T28">«OpenSSO_порт»</text:span><text:span text:style-name="T29">/opensso/UI/Login.</text:span></text:p>
            </text:list-item>
            <text:list-item>
              <text:p text:style-name="P42"><text:span text:style-name="T31">Authentication web service URL for WSS Liberty use cases — http://</text:span><text:span text:style-name="T29">«OpenSSO_хост»:</text:span><text:span text:style-name="T28">«OpenSSO_порт»</text:span><text:span text:style-name="T31">/opensso/Liberty/authnsvc</text:span></text:p>
            </text:list-item>
            <text:list-item>
              <text:p text:style-name="P43"><text:span text:style-name="T51">LDAP user storage url — </text:span><text:a xlink:type="simple" xlink:href="ldap://"><text:span text:style-name="T51">ldap://</text:span></text:a><text:span text:style-name="T29">«OpenSSO_хост»</text:span><text:span text:style-name="T51">:50389</text:span></text:p>
            </text:list-item>
            <text:list-item>
              <text:p text:style-name="P43"><text:span text:style-name="T51">LDAP administrator distinguished name — cn=Directory Manager.</text:span></text:p>
            </text:list-item>
            <text:list-item>
              <text:p text:style-name="P43"><text:span text:style-name="T51">LDAP administrator Id — </text:span><text:span text:style-name="T28">логин администратора </text:span><text:span text:style-name="T32">ldap</text:span><text:span text:style-name="T28"> (amadmin).</text:span></text:p>
            </text:list-item>
            <text:list-item>
              <text:p text:style-name="P43"><text:span text:style-name="T32">LDAP administrator password — пароль администратора ldap.</text:span></text:p>
            </text:list-item>
            <text:list-item>
              <text:p text:style-name="P44"><text:span text:style-name="T32">LDAP base users directory root — </text:span><text:span text:style-name="T33">базовая директория дерева ldap(</text:span><text:span text:style-name="T32">dc=opensso,dc=java,dc=net</text:span><text:span text:style-name="T33">), по умолчанию на следующем уровне располагаются people и groups.</text:span></text:p>
            </text:list-item>
            <text:list-item>
              <text:p text:style-name="P44"><text:span text:style-name="T33">LDAP groups sub directory — поддерево (groups) в котором содержатся описание груп(ролей).</text:span></text:p>
            </text:list-item>
            <text:list-item>
              <text:p text:style-name="P44"><text:span text:style-name="T33">LDAP users sub directory — поддерево (people) в котором содержатся описание пользователей.</text:span></text:p>
            </text:list-item>
            <text:list-item>
              <text:p text:style-name="P44"><text:soft-page-break/><text:span text:style-name="T33">Manage LDAP policy rules in UI (| is delimiter) — имя полиси в OpenSSO, заданное с помощью главы 2.3. Можно задать через разделитель «|» несколько значений.</text:span></text:p>
            </text:list-item>
          </text:list>
        </text:list-item>
      </text:list>
      <text:list xml:id="list314783849" text:continue-list="list1655484840" text:style-name="WW8Num2">
        <text:list-item>
          <text:h text:style-name="P47" text:outline-level="1"><text:span text:style-name="T27">Особенности</text:span><text:bookmark-start text:name="DDE_LINK42"/><text:span text:style-name="T27"> настройки приложения с прокси</text:span><text:bookmark-end text:name="DDE_LINK42"/></text:h>
        </text:list-item>
      </text:list>
      <text:p text:style-name="P9"><text:span text:style-name="Internet_20_link"><text:span text:style-name="T10">Существуют нюансы настройки OpenSSO при использовании прокси.</text:span></text:span></text:p>
      <text:p text:style-name="P9"><text:span text:style-name="Internet_20_link"><text:span text:style-name="T10">Например, если заданы через прокси Apache хосты для сервиса OpenSSO opensso.flexpay.org/opensso/, а для EIRC eirc.flexpay.org/eirc/. В этом случае, может возникать ситуация, когда по хосту opensso.flexpay.org может быть не доступен необходимый сервер. Для правильного взаимодействия в переменную com.iplanet.am.naming.url конфигурации приложения FlexPay </text:span></text:span><text:span text:style-name="Internet_20_link"><text:span text:style-name="T10">(AMConfig.properties) следует прописать вместо имени хоста ip адрес, например, 192.168.1.1. </text:span></text:span></text:p>
      <text:p text:style-name="P16"><text:span text:style-name="Internet_20_link"><text:span text:style-name="T6">Далее, может возникнуть ситуация, когда доменное имя не было определено во время инсталляции OpenSSO, из-за чего не было прописано имя cookie домена в конфигурацию OpenSSO. Через интерфейс администратора (</text:span></text:span><text:span text:style-name="Internet_20_link"><text:span text:style-name="T4">Configuration → System →Platform → Cookie Domains</text:span></text:span><text:span text:style-name="Internet_20_link"><text:span text:style-name="T6">) установите значение, например, .flexpay.org.</text:span></text:span></text:p>
      <text:p text:style-name="P16"><text:span text:style-name="Internet_20_link"><text:span text:style-name="T6">Обязательно следует проверить доступность хоста на котором установлено приложение FlexPay. Если он недоступен (например, eirc.flexpay.org), то в конфигурации </text:span></text:span><text:span text:style-name="Internet_20_link"><text:span text:style-name="T9">applicationContext-security-opensso.xml</text:span></text:span><text:span text:style-name="Internet_20_link"><text:span text:style-name="T6"> <text:s/>приложения FlexPay в бине «authenticationEntryPoint» надо активировать строчку:</text:span></text:span></text:p>
      <text:p text:style-name="P24"><text:span text:style-name="Internet_20_link"><text:span text:style-name="T4">&lt;b:property name="gotoUrl" value="http://dev.flexpay.complitex:8080/eirc/j_spring_security_check" /&gt;</text:span></text:span></text:p>
      <text:p text:style-name="P23"><text:span text:style-name="Internet_20_link"><text:span text:style-name="T6">заменив хост и порт на актуальные значения.</text:span></text:span></text:p>
      <text:list xml:id="list1140053708" text:continue-numbering="true" text:style-name="WW8Num2">
        <text:list-item>
          <text:h text:style-name="P48" text:outline-level="1"><text:soft-page-break/>Правила написания ldap скриптов</text:h>
        </text:list-item>
      </text:list>
      <text:p text:style-name="P20"><text:span text:style-name="Internet_20_link"><text:span text:style-name="T11">Существуют два вида скриптов: скрипт инициализации, скрипт обновления. Скрипт инициализации используется при первоначальной настройке приложения. Скрипт обновления — для внесения изменений в действующей системе.</text:span></text:span></text:p>
      <text:p text:style-name="P11"><text:span text:style-name="Internet_20_link"><text:span text:style-name="T19">Для обновления выполняется </text:span></text:span><text:span text:style-name="Internet_20_link"><text:span text:style-name="T20">команда</text:span></text:span><text:span text:style-name="Internet_20_link"><text:span text:style-name="T19"> «</text:span></text:span><text:span text:style-name="Internet_20_link"><text:span text:style-name="T20">ant </text:span></text:span><text:span text:style-name="Internet_20_link"><text:span text:style-name="T19">имя_модуля.ldap.update»; для инициализации — «</text:span></text:span><text:span text:style-name="Internet_20_link"><text:span text:style-name="T20">ant </text:span></text:span><text:span text:style-name="Internet_20_link"><text:span text:style-name="T19">имя_модуля.ldap.init». </text:span></text:span><text:span text:style-name="Internet_20_link"><text:span text:style-name="T20">Параметры соединения с ldap описаны в конфигурационном файле common/common_build.properties:</text:span></text:span></text:p>
      <text:list xml:id="list1318229715" text:style-name="L4">
        <text:list-item>
          <text:p text:style-name="P33"><text:span text:style-name="Internet_20_link"><text:span text:style-name="T20">ldap.host — имя или IP хоста сервера ldap/openSSO;</text:span></text:span></text:p>
        </text:list-item>
        <text:list-item>
          <text:p text:style-name="P33"><text:span text:style-name="Internet_20_link"><text:span text:style-name="T20">ldap.port — номер порта сервера ldap;</text:span></text:span></text:p>
        </text:list-item>
        <text:list-item>
          <text:p text:style-name="P33"><text:span text:style-name="Internet_20_link"><text:span text:style-name="T20">ldap.userDn — </text:span></text:span><text:span text:style-name="Internet_20_link"><text:span text:style-name="T21">ИД</text:span></text:span><text:span text:style-name="Internet_20_link"><text:span text:style-name="T20"> администратора;</text:span></text:span></text:p>
        </text:list-item>
        <text:list-item>
          <text:p text:style-name="P33"><text:span text:style-name="Internet_20_link"><text:span text:style-name="T20">ldap.password — </text:span></text:span><text:span text:style-name="Internet_20_link"><text:span text:style-name="T21">пароль администратора;</text:span></text:span></text:p>
        </text:list-item>
        <text:list-item>
          <text:p text:style-name="P34"><text:span text:style-name="Internet_20_link"><text:span text:style-name="T21">ldap.base — база дерева ldap.</text:span></text:span></text:p>
        </text:list-item>
      </text:list>
      <text:p text:style-name="P10"><text:span text:style-name="Internet_20_link"><text:span text:style-name="T12">В каждом модуле содержатся скрипт инициализации и скрипты обновления.</text:span></text:span></text:p>
      <text:list xml:id="list1945820960" text:continue-list="list1140053708" text:style-name="WW8Num2">
        <text:list-item>
          <text:list>
            <text:list-item>
              <text:h text:style-name="P50" text:outline-level="2"><text:span text:style-name="Internet_20_link"><text:span text:style-name="T15">Скрипты инициализации</text:span></text:span></text:h>
            </text:list-item>
          </text:list>
        </text:list-item>
      </text:list>
      <text:p text:style-name="P10"><text:span text:style-name="Internet_20_link"><text:span text:style-name="T12">Скрипты инициализации etc/ldap/init.ldif выполняются в порядке зависимостей модулей. Например, </text:span></text:span><text:span text:style-name="Internet_20_link"><text:span text:style-name="T13">перед </text:span></text:span><text:span text:style-name="Internet_20_link"><text:span text:style-name="T12">«ogrs.ldap.init» </text:span></text:span><text:span text:style-name="Internet_20_link"><text:span text:style-name="T13">будет выполнена таска «common.ldap.init». Каждый скрипт содержит информацию только о текущем модуле.</text:span></text:span><text:span text:style-name="Internet_20_link"><text:span text:style-name="T14"> Новая</text:span></text:span><text:span text:style-name="Internet_20_link"><text:span text:style-name="T13"> роль или атрибут в payments должна </text:span></text:span><text:span text:style-name="Internet_20_link"><text:span text:style-name="T14">быть добавленна</text:span></text:span><text:span text:style-name="Internet_20_link"><text:span text:style-name="T13"> в payments/etc/ldap/init.ldif.</text:span></text:span></text:p>
      <text:list xml:id="list1224257854" text:continue-numbering="true" text:style-name="WW8Num2">
        <text:list-item>
          <text:list>
            <text:list-item>
              <text:h text:style-name="P50" text:outline-level="2"><text:span text:style-name="Internet_20_link"><text:span text:style-name="T15">Скрипты обновления</text:span></text:span></text:h>
            </text:list-item>
          </text:list>
        </text:list-item>
      </text:list>
      <text:p text:style-name="P11"><text:span text:style-name="Internet_20_link"><text:span text:style-name="T13">При внесении изменений в схему ldap правятся скрипты инициализации, </text:span></text:span><text:span text:style-name="Internet_20_link"><text:span text:style-name="T14">при этом создается скрипт обновления в папку модуля etc/ldap/update. Имя файла должно иметь формат </text:span></text:span><text:bookmark-start text:name="__DdeLink__633_1830804651"/><text:span text:style-name="Internet_20_link"><text:span text:style-name="T14">yyyy_MM_dd_ПорядковыйНомер</text:span></text:span><text:bookmark-end text:name="__DdeLink__633_1830804651"/><text:span text:style-name="Internet_20_link"><text:span text:style-name="T14">.ldif </text:span></text:span><text:span text:style-name="Internet_20_link"><text:span text:style-name="T14">(2010_12_06_0.ldif). В файле common/etc/ldap/init.ldif проставляется </text:span></text:span><text:span text:style-name="Internet_20_link"><text:span text:style-name="T16">flexpayVersion в формате </text:span></text:span><text:span text:style-name="Internet_20_link"><text:span text:style-name="T14">yyyy_MM_dd_ПорядковыйНомер. </text:span></text:span><text:span text:style-name="Internet_20_link"><text:span text:style-name="T17">Порядковый номер проставляется </text:span></text:span><text:span text:style-name="Internet_20_link"><text:span text:style-name="T18">для сохранения порядка выполнения обновлений в </text:span></text:span><text:soft-page-break/><text:span text:style-name="Internet_20_link"><text:span text:style-name="T18">конкретную дату. Следует учитывать, что он задается с учетом ранее созданных файлов во всех модулях, так как исполнени</text:span></text:span><text:span text:style-name="Internet_20_link"><text:span text:style-name="T19">е</text:span></text:span><text:span text:style-name="Internet_20_link"><text:span text:style-name="T18"> скриптов упорядочен</text:span></text:span><text:span text:style-name="Internet_20_link"><text:span text:style-name="T19">о</text:span></text:span><text:span text:style-name="Internet_20_link"><text:span text:style-name="T18"> </text:span></text:span><text:span text:style-name="Internet_20_link"><text:span text:style-name="T19">по возрастанию имен файлов собранных из всех директорий модулей включенных в текущий. Например, модуль orgs зависит от common и требуется выполнить обновление orgs (</text:span></text:span><text:span text:style-name="Internet_20_link"><text:span text:style-name="T20">«</text:span></text:span><text:span text:style-name="Internet_20_link"><text:span text:style-name="T19">ant orgs.ldap.update»): будут собраны скрипты обновления из common/</text:span></text:span><text:span text:style-name="Internet_20_link"><text:span text:style-name="T14">etc/ldap/update</text:span></text:span><text:span text:style-name="Internet_20_link"><text:span text:style-name="T19"> и orgs/</text:span></text:span><text:span text:style-name="Internet_20_link"><text:span text:style-name="T14">etc/ldap/update.</text:span></text:span></text:p>
      <text:p text:style-name="P35"><text:span text:style-name="Internet_20_link"><text:span text:style-name="T20">В ldap хранится текущая </text:span></text:span><text:bookmark-start text:name="__DdeLink__637_1830804651"/><text:span text:style-name="Internet_20_link"><text:span text:style-name="T16">flexpayVersion</text:span></text:span><text:bookmark-end text:name="__DdeLink__637_1830804651"/><text:span text:style-name="Internet_20_link"><text:span text:style-name="T16">, </text:span></text:span><text:span text:style-name="Internet_20_link"><text:span text:style-name="T20">которая заполняется при инициализации данных и изменяется после «удачного» выполнения обновления, значение — имя файла до точки. Узнать текущую <text:s/></text:span></text:span><text:span text:style-name="Internet_20_link"><text:span text:style-name="T16">flexpayVersion </text:span></text:span><text:span text:style-name="Internet_20_link"><text:span text:style-name="T20">можно выполнив команду «ant template.ldap.get-version».</text:span></text:span></text:p>
      <text:p text:style-name="P36"><text:span text:style-name="Internet_20_link"><text:span text:style-name="T22">С помощью комментария в первой строке </text:span></text:span><text:span text:style-name="Internet_20_link"><text:span text:style-name="T23">файла</text:span></text:span><text:span text:style-name="Internet_20_link"><text:span text:style-name="T22"> можно задать группу объектов для обновления. Комментарии должен выглядеть следую</text:span></text:span><text:span text:style-name="Internet_20_link"><text:span text:style-name="T23">щим образом: # attribute: ldap_фильтр. Например, для обновления всех пользователей кассир нужно сделать поиск по атрибуту flexpayUserRole: </text:span></text:span></text:p>
      <text:p text:style-name="P36"><text:span text:style-name="Internet_20_link"><text:span text:style-name="T23"># attribute: flexpayUserRole=cashier</text:span></text:span></text:p>
      <text:p text:style-name="P36"><text:span text:style-name="Internet_20_link"><text:span text:style-name="T23">Все что находится ниже комментария будет применено ко всем найденным объектам.</text:span></text:span></text:p>
      <text:p text:style-name="P36"><text:span text:style-name="Internet_20_link"><text:span text:style-name="T23"/></text:span></text:p>
      <text:p text:style-name="P1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shadow="none" style:writing-mode="lr-tb">
        <style:tab-stops/>
      </style:paragraph-properties>
      <style:text-properties style:use-window-font-color="true" style:font-name="Times New Roman" fo:font-size="14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_20_Знак_20_Знак" style:display-name=" Знак Знак" style:family="text" style:parent-style-name="Основной_20_шрифт_20_абзаца">
      <style:text-properties style:font-name="Arial" fo:font-size="18pt" fo:language="ru" fo:country="RU" fo:font-weight="bold" style:font-size-asian="18pt" style:font-weight-asian="bold" style:language-complex="ar" style:country-complex="SA"/>
    </style:style>
    <style:style style:name="Body_20_Text_20_Char1_20_Знак" style:display-name="Body Text Char1 Знак" style:family="text" style:parent-style-name="Основной_20_шрифт_20_абзаца">
      <style:text-properties fo:language="ru" fo:country="RU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pplication server configuration</dc:title>
    <meta:initial-creator>mixA</meta:initial-creator>
    <meta:creation-date>2007-11-19T17:08:00</meta:creation-date>
    <dc:date>2010-12-08T13:18:22</dc:date>
    <meta:editing-cycles>34</meta:editing-cycles>
    <meta:editing-duration>PT44H26M31S</meta:editing-duration>
    <meta:generator>OpenOffice.org/3.2$Linux OpenOffice.org_project/320m19$Build-9505</meta:generator>
    <meta:document-statistic meta:table-count="1" meta:image-count="0" meta:object-count="0" meta:page-count="9" meta:paragraph-count="139" meta:word-count="1403" meta:character-count="11585"/>
    <meta:user-defined meta:name="Поле 1"/>
    <meta:user-defined meta:name="Поле 2"/>
    <meta:user-defined meta:name="Поле 3"/>
    <meta:user-defined meta:name="Поле 4"/>
  </office:meta>
</office:document-meta>
</file>